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P4" style:parent-style-name="Normal" style:list-style-name="LFO1" style:family="paragraph"/>
    <style:style style:name="T5" style:parent-style-name="DefaultParagraphFont" style:family="text">
      <style:text-properties fo:font-weight="bold" style:font-weight-asian="bold" style:font-weight-complex="bold"/>
    </style:style>
    <style:style style:name="P6" style:parent-style-name="Normal" style:list-style-name="LFO1" style:family="paragraph"/>
    <style:style style:name="T7" style:parent-style-name="DefaultParagraphFont" style:family="text">
      <style:text-properties fo:font-weight="bold" style:font-weight-asian="bold" style:font-weight-complex="bold"/>
    </style:style>
    <style:style style:name="P8" style:parent-style-name="Normal" style:list-style-name="LFO1" style:family="paragraph"/>
    <style:style style:name="T9" style:parent-style-name="DefaultParagraphFont" style:family="text">
      <style:text-properties fo:font-weight="bold" style:font-weight-asian="bold" style:font-weight-complex="bold"/>
    </style:style>
    <style:style style:name="P10" style:parent-style-name="Normal" style:family="paragraph">
      <style:text-properties fo:font-weight="bold" style:font-weight-asian="bold" style:font-weight-complex="bold"/>
    </style:style>
    <style:style style:name="P11" style:parent-style-name="Normal" style:list-style-name="LFO2" style:family="paragraph"/>
    <style:style style:name="T12" style:parent-style-name="DefaultParagraphFont" style:family="text">
      <style:text-properties fo:font-weight="bold" style:font-weight-asian="bold" style:font-weight-complex="bold"/>
    </style:style>
    <style:style style:name="P13" style:parent-style-name="Normal" style:list-style-name="LFO2" style:family="paragraph"/>
    <style:style style:name="T14" style:parent-style-name="DefaultParagraphFont" style:family="text">
      <style:text-properties fo:font-weight="bold" style:font-weight-asian="bold" style:font-weight-complex="bold"/>
    </style:style>
    <style:style style:name="P15" style:parent-style-name="Normal" style:list-style-name="LFO2" style:family="paragraph"/>
    <style:style style:name="P16" style:parent-style-name="Normal" style:list-style-name="LFO2" style:family="paragraph"/>
    <style:style style:name="P17" style:parent-style-name="Normal" style:list-style-name="LFO2" style:family="paragraph"/>
    <style:style style:name="P18" style:parent-style-name="Normal" style:list-style-name="LFO2" style:family="paragraph"/>
    <style:style style:name="T19" style:parent-style-name="DefaultParagraphFont" style:family="text">
      <style:text-properties fo:font-weight="bold" style:font-weight-asian="bold" style:font-weight-complex="bold"/>
    </style:style>
    <style:style style:name="P20" style:parent-style-name="Normal" style:list-style-name="LFO2" style:family="paragraph"/>
    <style:style style:name="T21" style:parent-style-name="DefaultParagraphFont" style:family="text">
      <style:text-properties fo:font-weight="bold" style:font-weight-asian="bold" style:font-weight-complex="bold"/>
    </style:style>
    <style:style style:name="P22" style:parent-style-name="Normal" style:list-style-name="LFO2" style:family="paragraph"/>
    <style:style style:name="T23" style:parent-style-name="DefaultParagraphFont" style:family="text">
      <style:text-properties fo:font-weight="bold" style:font-weight-asian="bold" style:font-weight-complex="bold"/>
    </style:style>
    <style:style style:name="P24" style:parent-style-name="Normal" style:list-style-name="LFO2" style:family="paragraph"/>
    <style:style style:name="T25" style:parent-style-name="DefaultParagraphFont" style:family="text">
      <style:text-properties fo:font-weight="bold" style:font-weight-asian="bold" style:font-weight-complex="bold"/>
    </style:style>
    <style:style style:name="P26" style:parent-style-name="Normal" style:list-style-name="LFO2" style:family="paragraph"/>
    <style:style style:name="T27" style:parent-style-name="DefaultParagraphFont" style:family="text">
      <style:text-properties fo:font-weight="bold" style:font-weight-asian="bold" style:font-weight-complex="bold"/>
    </style:style>
    <style:style style:name="P28" style:parent-style-name="Normal" style:list-style-name="LFO3" style:family="paragraph"/>
    <style:style style:name="P29" style:parent-style-name="Normal" style:list-style-name="LFO3" style:family="paragraph"/>
    <style:style style:name="P30" style:parent-style-name="Normal" style:list-style-name="LFO3" style:family="paragraph"/>
    <style:style style:name="P31" style:parent-style-name="Normal" style:list-style-name="LFO3" style:family="paragraph"/>
    <style:style style:name="P32" style:parent-style-name="Normal" style:list-style-name="LFO3" style:family="paragraph"/>
    <style:style style:name="P33" style:parent-style-name="Normal" style:list-style-name="LFO2" style:family="paragraph"/>
    <style:style style:name="T34" style:parent-style-name="DefaultParagraphFont" style:family="text">
      <style:text-properties fo:font-weight="bold" style:font-weight-asian="bold" style:font-weight-complex="bold"/>
    </style:style>
    <style:style style:name="P35" style:parent-style-name="Normal" style:list-style-name="LFO2" style:family="paragraph"/>
    <style:style style:name="T36" style:parent-style-name="DefaultParagraphFont" style:family="text">
      <style:text-properties fo:font-weight="bold" style:font-weight-asian="bold" style:font-weight-complex="bold"/>
    </style:style>
    <style:style style:name="P37" style:parent-style-name="Normal" style:list-style-name="LFO2" style:family="paragraph"/>
    <style:style style:name="T38" style:parent-style-name="DefaultParagraphFont" style:family="text">
      <style:text-properties fo:font-weight="bold" style:font-weight-asian="bold" style:font-weight-complex="bold"/>
    </style:style>
    <style:style style:name="P39" style:parent-style-name="Normal" style:list-style-name="LFO2" style:family="paragraph"/>
    <style:style style:name="T40" style:parent-style-name="DefaultParagraphFont" style:family="text">
      <style:text-properties fo:font-weight="bold" style:font-weight-asian="bold" style:font-weight-complex="bold"/>
    </style:style>
    <style:style style:name="P41" style:parent-style-name="Normal" style:list-style-name="LFO2" style:family="paragraph"/>
    <style:style style:name="T42" style:parent-style-name="DefaultParagraphFont" style:family="text">
      <style:text-properties fo:font-weight="bold" style:font-weight-asian="bold" style:font-weight-complex="bold"/>
    </style:style>
    <style:style style:name="P43" style:parent-style-name="Normal" style:list-style-name="LFO2" style:family="paragraph"/>
    <style:style style:name="P44" style:parent-style-name="Normal" style:list-style-name="LFO2" style:family="paragraph"/>
    <style:style style:name="T45" style:parent-style-name="DefaultParagraphFont" style:family="text">
      <style:text-properties fo:font-weight="bold" style:font-weight-asian="bold" style:font-weight-complex="bold"/>
    </style:style>
    <style:style style:name="P46" style:parent-style-name="Normal" style:list-style-name="LFO2" style:family="paragraph"/>
    <style:style style:name="P47" style:parent-style-name="Normal" style:list-style-name="LFO2" style:family="paragraph"/>
    <style:style style:name="P48" style:parent-style-name="Normal" style:list-style-name="LFO2" style:family="paragraph"/>
    <style:style style:name="P49" style:parent-style-name="Normal" style:list-style-name="LFO2" style:family="paragraph"/>
    <style:style style:name="T50" style:parent-style-name="DefaultParagraphFont" style:family="text">
      <style:text-properties fo:font-weight="bold" style:font-weight-asian="bold" style:font-weight-complex="bold"/>
    </style:style>
    <style:style style:name="P51" style:parent-style-name="Normal" style:list-style-name="LFO2" style:family="paragraph"/>
    <style:style style:name="P52" style:parent-style-name="Normal" style:list-style-name="LFO2" style:family="paragraph"/>
    <style:style style:name="P53" style:parent-style-name="Normal" style:list-style-name="LFO2" style:family="paragraph"/>
    <style:style style:name="P54" style:parent-style-name="Normal" style:list-style-name="LFO2" style:family="paragraph"/>
    <style:style style:name="P55" style:parent-style-name="Normal" style:family="paragraph">
      <style:text-properties fo:font-weight="bold" style:font-weight-asian="bold" style:font-weight-complex="bold"/>
    </style:style>
    <style:style style:name="P56" style:parent-style-name="Normal" style:list-style-name="LFO4" style:family="paragraph"/>
    <style:style style:name="T57" style:parent-style-name="DefaultParagraphFont" style:family="text">
      <style:text-properties fo:font-weight="bold" style:font-weight-asian="bold" style:font-weight-complex="bold"/>
    </style:style>
    <style:style style:name="P58" style:parent-style-name="Normal" style:list-style-name="LFO4" style:family="paragraph"/>
    <style:style style:name="T59" style:parent-style-name="DefaultParagraphFont" style:family="text">
      <style:text-properties fo:font-weight="bold" style:font-weight-asian="bold" style:font-weight-complex="bold"/>
    </style:style>
    <style:style style:name="P60" style:parent-style-name="Normal" style:list-style-name="LFO4" style:family="paragraph"/>
    <style:style style:name="P61" style:parent-style-name="Normal" style:list-style-name="LFO4" style:family="paragraph"/>
    <style:style style:name="P62" style:parent-style-name="Normal" style:list-style-name="LFO4" style:family="paragraph"/>
    <style:style style:name="P63" style:parent-style-name="Normal" style:list-style-name="LFO4" style:family="paragraph"/>
    <style:style style:name="T64" style:parent-style-name="DefaultParagraphFont" style:family="text">
      <style:text-properties fo:font-weight="bold" style:font-weight-asian="bold" style:font-weight-complex="bold"/>
    </style:style>
    <style:style style:name="P65" style:parent-style-name="Normal" style:list-style-name="LFO4" style:family="paragraph"/>
    <style:style style:name="T66" style:parent-style-name="DefaultParagraphFont" style:family="text">
      <style:text-properties fo:font-weight="bold" style:font-weight-asian="bold" style:font-weight-complex="bold"/>
    </style:style>
    <style:style style:name="P67" style:parent-style-name="Normal" style:list-style-name="LFO4" style:family="paragraph"/>
    <style:style style:name="T68" style:parent-style-name="DefaultParagraphFont" style:family="text">
      <style:text-properties fo:font-weight="bold" style:font-weight-asian="bold" style:font-weight-complex="bold"/>
    </style:style>
    <style:style style:name="P69" style:parent-style-name="Normal" style:list-style-name="LFO4" style:family="paragraph"/>
    <style:style style:name="T70" style:parent-style-name="DefaultParagraphFont" style:family="text">
      <style:text-properties fo:font-weight="bold" style:font-weight-asian="bold" style:font-weight-complex="bold"/>
    </style:style>
    <style:style style:name="P71" style:parent-style-name="Normal" style:list-style-name="LFO4" style:family="paragraph"/>
    <style:style style:name="T72" style:parent-style-name="DefaultParagraphFont" style:family="text">
      <style:text-properties fo:font-weight="bold" style:font-weight-asian="bold" style:font-weight-complex="bold"/>
    </style:style>
    <style:style style:name="P73" style:parent-style-name="Normal" style:list-style-name="LFO5" style:family="paragraph"/>
    <style:style style:name="P74" style:parent-style-name="Normal" style:list-style-name="LFO5" style:family="paragraph"/>
    <style:style style:name="P75" style:parent-style-name="Normal" style:list-style-name="LFO5" style:family="paragraph"/>
    <style:style style:name="P76" style:parent-style-name="Normal" style:list-style-name="LFO5" style:family="paragraph"/>
    <style:style style:name="P77" style:parent-style-name="Normal" style:list-style-name="LFO5" style:family="paragraph"/>
    <style:style style:name="P78" style:parent-style-name="Normal" style:list-style-name="LFO4" style:family="paragraph"/>
    <style:style style:name="T79" style:parent-style-name="DefaultParagraphFont" style:family="text">
      <style:text-properties fo:font-weight="bold" style:font-weight-asian="bold" style:font-weight-complex="bold"/>
    </style:style>
    <style:style style:name="P80" style:parent-style-name="Normal" style:list-style-name="LFO4" style:family="paragraph"/>
    <style:style style:name="T81" style:parent-style-name="DefaultParagraphFont" style:family="text">
      <style:text-properties fo:font-weight="bold" style:font-weight-asian="bold" style:font-weight-complex="bold"/>
    </style:style>
    <style:style style:name="P82" style:parent-style-name="Normal" style:list-style-name="LFO4" style:family="paragraph"/>
    <style:style style:name="T83" style:parent-style-name="DefaultParagraphFont" style:family="text">
      <style:text-properties fo:font-weight="bold" style:font-weight-asian="bold" style:font-weight-complex="bold"/>
    </style:style>
    <style:style style:name="P84" style:parent-style-name="Normal" style:list-style-name="LFO4" style:family="paragraph"/>
    <style:style style:name="T85" style:parent-style-name="DefaultParagraphFont" style:family="text">
      <style:text-properties fo:font-weight="bold" style:font-weight-asian="bold" style:font-weight-complex="bold"/>
    </style:style>
    <style:style style:name="P86" style:parent-style-name="Normal" style:list-style-name="LFO4" style:family="paragraph"/>
    <style:style style:name="T87" style:parent-style-name="DefaultParagraphFont" style:family="text">
      <style:text-properties fo:font-weight="bold" style:font-weight-asian="bold" style:font-weight-complex="bold"/>
    </style:style>
    <style:style style:name="P88" style:parent-style-name="Normal" style:list-style-name="LFO4" style:family="paragraph"/>
    <style:style style:name="T89" style:parent-style-name="DefaultParagraphFont" style:family="text">
      <style:text-properties fo:font-weight="bold" style:font-weight-asian="bold" style:font-weight-complex="bold"/>
    </style:style>
    <style:style style:name="P90" style:parent-style-name="Normal" style:list-style-name="LFO4" style:family="paragraph"/>
    <style:style style:name="P91" style:parent-style-name="Normal" style:list-style-name="LFO4" style:family="paragraph"/>
    <style:style style:name="P92" style:parent-style-name="Normal" style:list-style-name="LFO4" style:family="paragraph"/>
    <style:style style:name="P93" style:parent-style-name="Normal" style:list-style-name="LFO4" style:family="paragraph"/>
    <style:style style:name="P94" style:parent-style-name="Normal" style:list-style-name="LFO4" style:family="paragraph"/>
    <style:style style:name="T95" style:parent-style-name="DefaultParagraphFont" style:family="text">
      <style:text-properties fo:font-weight="bold" style:font-weight-asian="bold" style:font-weight-complex="bold"/>
    </style:style>
    <style:style style:name="P96" style:parent-style-name="Normal" style:list-style-name="LFO4" style:family="paragraph"/>
    <style:style style:name="P97" style:parent-style-name="Normal" style:list-style-name="LFO4" style:family="paragraph"/>
    <style:style style:name="P98" style:parent-style-name="Normal" style:list-style-name="LFO4" style:family="paragraph"/>
    <style:style style:name="P99" style:parent-style-name="Normal" style:list-style-name="LFO4" style:family="paragraph"/>
    <style:style style:name="P100" style:parent-style-name="Normal" style:family="paragraph">
      <style:text-properties fo:font-weight="bold" style:font-weight-asian="bold" style:font-weight-complex="bold"/>
    </style:style>
    <style:style style:name="P101" style:parent-style-name="Normal" style:family="paragraph">
      <style:text-properties fo:font-weight="bold" style:font-weight-asian="bold" style:font-weight-complex="bold"/>
    </style:style>
    <style:style style:name="P102" style:parent-style-name="Normal" style:family="paragraph">
      <style:text-properties fo:font-weight="bold" style:font-weight-asian="bold" style:font-weight-complex="bold"/>
    </style:style>
    <style:style style:name="T103" style:parent-style-name="DefaultParagraphFont" style:family="text">
      <style:text-properties fo:font-weight="bold" style:font-weight-asian="bold" style:font-weight-complex="bold"/>
    </style:style>
    <style:style style:name="P104" style:parent-style-name="Normal" style:family="paragraph">
      <style:text-properties fo:font-weight="bold" style:font-weight-asian="bold" style:font-weight-complex="bold"/>
    </style:style>
    <style:style style:name="P105" style:parent-style-name="Normal" style:family="paragraph">
      <style:text-properties fo:font-weight="bold" style:font-weight-asian="bold" style:font-weight-complex="bold"/>
    </style:style>
    <style:style style:name="T106" style:parent-style-name="DefaultParagraphFont" style:family="text">
      <style:text-properties fo:font-weight="bold" style:font-weight-asian="bold" style:font-weight-complex="bold"/>
    </style:style>
    <style:style style:name="P107" style:parent-style-name="Normal" style:list-style-name="LFO6" style:family="paragraph"/>
    <style:style style:name="P108" style:parent-style-name="Normal" style:list-style-name="LFO6" style:family="paragraph"/>
    <style:style style:name="P109" style:parent-style-name="Normal" style:list-style-name="LFO6" style:family="paragraph"/>
    <style:style style:name="P110" style:parent-style-name="Normal" style:family="paragraph">
      <style:text-properties fo:font-weight="bold" style:font-weight-asian="bold" style:font-weight-complex="bold"/>
    </style:style>
    <style:style style:name="P111" style:parent-style-name="Normal" style:family="paragraph">
      <style:text-properties fo:font-weight="bold" style:font-weight-asian="bold" style:font-weight-complex="bold"/>
    </style:style>
    <style:style style:name="T112" style:parent-style-name="DefaultParagraphFont" style:family="text">
      <style:text-properties fo:font-weight="bold" style:font-weight-asian="bold" style:font-weight-complex="bold"/>
    </style:style>
    <style:style style:name="T113" style:parent-style-name="DefaultParagraphFont" style:family="text">
      <style:text-properties fo:font-weight="bold" style:font-weight-asian="bold" style:font-weight-complex="bold"/>
    </style:style>
    <style:style style:name="P114" style:parent-style-name="Normal" style:family="paragraph">
      <style:text-properties fo:font-weight="bold" style:font-weight-asian="bold" style:font-weight-complex="bold"/>
    </style:style>
    <style:style style:name="P115" style:parent-style-name="Normal" style:family="paragraph">
      <style:text-properties fo:font-weight="bold" style:font-weight-asian="bold" style:font-weight-complex="bold"/>
    </style:style>
    <style:style style:name="T116" style:parent-style-name="DefaultParagraphFont" style:family="text">
      <style:text-properties fo:font-weight="bold" style:font-weight-asian="bold" style:font-weight-complex="bold"/>
    </style:style>
    <style:style style:name="P117" style:parent-style-name="Normal" style:list-style-name="LFO7" style:family="paragraph"/>
    <style:style style:name="P118" style:parent-style-name="Normal" style:list-style-name="LFO7" style:family="paragraph"/>
    <style:style style:name="P119" style:parent-style-name="Normal" style:list-style-name="LFO7" style:family="paragraph"/>
    <style:style style:name="P120" style:parent-style-name="Normal" style:family="paragraph">
      <style:text-properties fo:font-weight="bold" style:font-weight-asian="bold" style:font-weight-complex="bold"/>
    </style:style>
    <style:style style:name="P121" style:parent-style-name="Normal" style:family="paragraph">
      <style:text-properties fo:font-weight="bold" style:font-weight-asian="bold" style:font-weight-complex="bold"/>
    </style:style>
    <style:style style:name="T122" style:parent-style-name="DefaultParagraphFont" style:family="text">
      <style:text-properties fo:font-weight="bold" style:font-weight-asian="bold" style:font-weight-complex="bold"/>
    </style:style>
    <style:style style:name="P123" style:parent-style-name="Normal" style:list-style-name="LFO8" style:family="paragraph"/>
    <style:style style:name="P124" style:parent-style-name="Normal" style:list-style-name="LFO8" style:family="paragraph"/>
    <style:style style:name="P125" style:parent-style-name="Normal" style:list-style-name="LFO8" style:family="paragraph"/>
    <style:style style:name="P126" style:parent-style-name="Normal" style:family="paragraph">
      <style:text-properties fo:font-weight="bold" style:font-weight-asian="bold" style:font-weight-complex="bold"/>
    </style:style>
    <style:style style:name="P127" style:parent-style-name="Normal" style:family="paragraph">
      <style:text-properties fo:font-weight="bold" style:font-weight-asian="bold" style:font-weight-complex="bold"/>
    </style:style>
    <style:style style:name="T128" style:parent-style-name="DefaultParagraphFont" style:family="text">
      <style:text-properties fo:font-weight="bold" style:font-weight-asian="bold" style:font-weight-complex="bold"/>
    </style:style>
    <style:style style:name="T129" style:parent-style-name="DefaultParagraphFont" style:family="text">
      <style:text-properties fo:font-weight="bold" style:font-weight-asian="bold" style:font-weight-complex="bold"/>
    </style:style>
    <style:style style:name="P130" style:parent-style-name="Normal" style:family="paragraph">
      <style:text-properties fo:font-weight="bold" style:font-weight-asian="bold" style:font-weight-complex="bold"/>
    </style:style>
    <style:style style:name="P131" style:parent-style-name="Normal" style:family="paragraph">
      <style:text-properties fo:font-weight="bold" style:font-weight-asian="bold" style:font-weight-complex="bold"/>
    </style:style>
    <style:style style:name="P132" style:parent-style-name="Normal" style:family="paragraph">
      <style:text-properties fo:font-weight="bold" style:font-weight-asian="bold" style:font-weight-complex="bold"/>
    </style:style>
    <style:style style:name="T133" style:parent-style-name="DefaultParagraphFont" style:family="text">
      <style:text-properties fo:font-weight="bold" style:font-weight-asian="bold" style:font-weight-complex="bold"/>
    </style:style>
    <style:style style:name="P134" style:parent-style-name="Normal" style:list-style-name="LFO9" style:family="paragraph"/>
    <style:style style:name="P135" style:parent-style-name="Normal" style:list-style-name="LFO9" style:family="paragraph"/>
    <style:style style:name="P136" style:parent-style-name="Normal" style:list-style-name="LFO9" style:family="paragraph"/>
    <style:style style:name="P137" style:parent-style-name="Normal" style:family="paragraph">
      <style:text-properties fo:font-weight="bold" style:font-weight-asian="bold" style:font-weight-complex="bold"/>
    </style:style>
    <style:style style:name="P138" style:parent-style-name="Normal" style:family="paragraph">
      <style:text-properties fo:font-weight="bold" style:font-weight-asian="bold" style:font-weight-complex="bold"/>
    </style:style>
    <style:style style:name="P139" style:parent-style-name="Normal" style:list-style-name="LFO10" style:family="paragraph"/>
    <style:style style:name="P140" style:parent-style-name="Normal" style:list-style-name="LFO10" style:family="paragraph"/>
    <style:style style:name="P141" style:parent-style-name="Normal" style:list-style-name="LFO10" style:family="paragraph"/>
    <style:style style:name="P142" style:parent-style-name="Normal" style:list-style-name="LFO10" style:family="paragraph"/>
    <style:style style:name="P143" style:parent-style-name="Normal" style:family="paragraph">
      <style:text-properties fo:font-weight="bold" style:font-weight-asian="bold" style:font-weight-complex="bold"/>
    </style:style>
    <style:style style:name="P144" style:parent-style-name="Normal" style:family="paragraph">
      <style:text-properties fo:font-weight="bold" style:font-weight-asian="bold" style:font-weight-complex="bold"/>
    </style:style>
    <style:style style:name="P145" style:parent-style-name="Normal" style:family="paragraph">
      <style:text-properties fo:font-weight="bold" style:font-weight-asian="bold" style:font-weight-complex="bold"/>
    </style:style>
    <style:style style:name="T146" style:parent-style-name="DefaultParagraphFont" style:family="text">
      <style:text-properties fo:font-weight="bold" style:font-weight-asian="bold" style:font-weight-complex="bold"/>
    </style:style>
    <style:style style:name="P147" style:parent-style-name="Normal" style:list-style-name="LFO11" style:family="paragraph"/>
    <style:style style:name="P148" style:parent-style-name="Normal" style:list-style-name="LFO11" style:family="paragraph"/>
    <style:style style:name="P149" style:parent-style-name="Normal" style:list-style-name="LFO11" style:family="paragraph"/>
    <style:style style:name="P150" style:parent-style-name="Normal" style:family="paragraph">
      <style:text-properties fo:font-weight="bold" style:font-weight-asian="bold" style:font-weight-complex="bold"/>
    </style:style>
    <style:style style:name="P151" style:parent-style-name="Normal" style:family="paragraph">
      <style:text-properties fo:font-weight="bold" style:font-weight-asian="bold" style:font-weight-complex="bold"/>
    </style:style>
    <style:style style:name="T152" style:parent-style-name="DefaultParagraphFont" style:family="text">
      <style:text-properties fo:font-weight="bold" style:font-weight-asian="bold" style:font-weight-complex="bold"/>
    </style:style>
    <style:style style:name="T153" style:parent-style-name="DefaultParagraphFont" style:family="text">
      <style:text-properties fo:font-weight="bold" style:font-weight-asian="bold" style:font-weight-complex="bold"/>
    </style:style>
    <style:style style:name="P154" style:parent-style-name="Normal" style:family="paragraph">
      <style:text-properties fo:font-weight="bold" style:font-weight-asian="bold" style:font-weight-complex="bold"/>
    </style:style>
    <style:style style:name="P155" style:parent-style-name="Normal" style:family="paragraph">
      <style:text-properties fo:font-weight="bold" style:font-weight-asian="bold" style:font-weight-complex="bold"/>
    </style:style>
    <style:style style:name="P156" style:parent-style-name="Normal" style:list-style-name="LFO12" style:family="paragraph"/>
    <style:style style:name="P157" style:parent-style-name="Normal" style:list-style-name="LFO12" style:family="paragraph"/>
    <style:style style:name="P158" style:parent-style-name="Normal" style:list-style-name="LFO12" style:family="paragraph"/>
    <style:style style:name="P159" style:parent-style-name="Normal" style:family="paragraph">
      <style:text-properties fo:font-weight="bold" style:font-weight-asian="bold" style:font-weight-complex="bold"/>
    </style:style>
    <style:style style:name="P160" style:parent-style-name="Normal" style:list-style-name="LFO13" style:family="paragraph"/>
    <style:style style:name="P161" style:parent-style-name="Normal" style:list-style-name="LFO13" style:family="paragraph"/>
    <style:style style:name="P162" style:parent-style-name="Normal" style:list-style-name="LFO13" style:family="paragraph"/>
    <style:style style:name="P163" style:parent-style-name="Normal" style:family="paragraph">
      <style:text-properties fo:font-weight="bold" style:font-weight-asian="bold" style:font-weight-complex="bold"/>
    </style:style>
    <style:style style:name="T164" style:parent-style-name="DefaultParagraphFont" style:family="text">
      <style:text-properties fo:font-weight="bold" style:font-weight-asian="bold" style:font-weight-complex="bold"/>
    </style:style>
    <style:style style:name="P165" style:parent-style-name="Normal" style:list-style-name="LFO14" style:family="paragraph"/>
    <style:style style:name="P166" style:parent-style-name="Normal" style:list-style-name="LFO14" style:family="paragraph"/>
    <style:style style:name="P167" style:parent-style-name="Normal" style:list-style-name="LFO14" style:family="paragraph"/>
    <style:style style:name="P168" style:parent-style-name="Normal" style:list-style-name="LFO14" style:family="paragraph"/>
    <style:style style:name="P169" style:parent-style-name="Normal" style:list-style-name="LFO14" style:family="paragraph"/>
    <style:style style:name="T170" style:parent-style-name="DefaultParagraphFont" style:family="text">
      <style:text-properties fo:font-weight="bold" style:font-weight-asian="bold" style:font-weight-complex="bold"/>
    </style:style>
    <style:style style:name="P171" style:parent-style-name="Normal" style:list-style-name="LFO15" style:family="paragraph"/>
    <style:style style:name="P172" style:parent-style-name="Normal" style:list-style-name="LFO15" style:family="paragraph"/>
    <style:style style:name="P173" style:parent-style-name="Normal" style:list-style-name="LFO15" style:family="paragraph"/>
    <style:style style:name="P174" style:parent-style-name="Normal" style:list-style-name="LFO15" style:family="paragraph"/>
    <style:style style:name="P175" style:parent-style-name="Normal" style:list-style-name="LFO15" style:family="paragraph"/>
    <style:style style:name="T176" style:parent-style-name="DefaultParagraphFont" style:family="text">
      <style:text-properties fo:font-weight="bold" style:font-weight-asian="bold" style:font-weight-complex="bold"/>
    </style:style>
    <style:style style:name="P177" style:parent-style-name="Normal" style:list-style-name="LFO16" style:family="paragraph"/>
    <style:style style:name="P178" style:parent-style-name="Normal" style:list-style-name="LFO16" style:family="paragraph"/>
    <style:style style:name="P179" style:parent-style-name="Normal" style:list-style-name="LFO16" style:family="paragraph"/>
    <style:style style:name="P180" style:parent-style-name="Normal" style:list-style-name="LFO16" style:family="paragraph"/>
    <style:style style:family="graphic" style:name="a2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<text:span text:style-name="T2">Detailed Sentiment Analysis of Candidate Feedback:</text:span></text:p>
      <text:p text:style-name="Normal">The overwhelming sentiment expressed by candidates in the provided documents is one of<text:s/><text:span text:style-name="T3">deep frustration, anxiety, and disillusionment</text:span><text:s/>with the current biotech and pharma job market.</text:p>
      <text:list text:style-name="LFO1" text:continue-numbering="true">
        <text:list-item>
          <text:p text:style-name="P4"><text:span text:style-name="T5">Frustration:</text:span><text:s/>This is evident in their reactions to "inflated requirements (PhD for datacoord roles)", "moving goalposts (SAS today, Python tomorrow)", and internal career progression feeling "impossible unless a boss champions you".</text:p>
        </text:list-item>
        <text:list-item>
          <text:p text:style-name="P6"><text:span text:style-name="T7">Anxiety:</text:span><text:s/>This is driven by the "Tough job market &amp; layoffs", with "Hiring freezes everywhere…", and the perceived "AI / offshoring job threat". Extended unemployment stretches of 6-12 months exacerbate this.</text:p>
        </text:list-item>
        <text:list-item>
          <text:p text:style-name="P8"><text:span text:style-name="T9">Disillusionment:</text:span><text:s/>Candidates express "disbelief at “entrylevel” roles requiring 35 yrs". They also face "Workplace mismanagement &amp; burnout", with "Stories of clueless leadership, SOPs changing weekly, and high churn".</text:p>
        </text:list-item>
      </text:list>
      <text:p text:style-name="Normal">They are seeking empathy, transparency, and tangible solutions that can help them navigate these challenges and achieve their career goals.</text:p>
      <text:p text:style-name="Normal"><draw:custom-shape svg:x="0in" svg:y="0in" svg:width="45.51042in" svg:height="0.00139in" draw:z-index="0" draw:id="id0" draw:style-name="a0" draw:name="Horizontal Line 1" text:anchor-type="as-char"><svg:title/><svg:desc/><draw:enhanced-geometry draw:type="non-primitive" svg:viewBox="0 0 21600 21600" draw:enhanced-path="M 0 0 L 21600 0 21600 21600 0 21600 Z N"/></draw:custom-shape></text:p>
      <text:p text:style-name="P10">Candidate Persona 1: Dr. Aisha Khan, Aspiring Clinical Scientist</text:p>
      <text:list text:style-name="LFO2" text:continue-numbering="true">
        <text:list-item>
          <text:p text:style-name="P11"><text:span text:style-name="T12">Name &amp; Professional Title/Aspiration:</text:span><text:s/>Dr. Aisha Khan, Aspiring Clinical Scientist (PhD graduate)</text:p>
        </text:list-item>
        <text:list-item>
          <text:p text:style-name="P13"><text:span text:style-name="T14">Current Career Situation &amp; Frustrations:</text:span><text:s/>Aisha recently completed her PhD and is finding the job market incredibly tough. Her key frustrations include:<text:s/></text:p>
          <text:list text:continue-numbering="true">
            <text:list-item>
              <text:p text:style-name="P15">The 'Tough job market &amp; layoffs', with many companies on a 'hiring freeze'.</text:p>
            </text:list-item>
            <text:list-item>
              <text:p text:style-name="P16">'Skills/qualification barriers'; despite her PhD, many roles demand "SAS + R" proficiency she's still developing, or specific industry experiences she hasn't had a chance to acquire.</text:p>
            </text:list-item>
            <text:list-item>
              <text:p text:style-name="P17">Seeing "entrylevel" roles requiring 3-5 years of experience.</text:p>
            </text:list-item>
          </text:list>
        </text:list-item>
        <text:list-item>
          <text:p text:style-name="P18"><text:span text:style-name="T19">Psychographics:</text:span><text:s/></text:p>
          <text:list text:continue-numbering="true">
            <text:list-item>
              <text:p text:style-name="P20"><text:span text:style-name="T21">Career Goals:</text:span><text:s/>Secure a meaningful role where she can apply her research skills, achieve stability after years of study, gain hands-on industry experience, and find opportunities for skill development.</text:p>
            </text:list-item>
            <text:list-item>
              <text:p text:style-name="P22"><text:span text:style-name="T23">Motivations:</text:span><text:s/>Passion for advancing science, desire to contribute to drug development, eagerness to learn and grow within a supportive environment.</text:p>
            </text:list-item>
            <text:list-item>
              <text:p text:style-name="P24"><text:span text:style-name="T25">Biggest Anxieties:</text:span><text:s/>Prolonged unemployment despite her qualifications, skills becoming outdated before she lands a role, the high cost of upskilling bootcamps, choosing the wrong first role that might limit future options.</text:p>
            </text:list-item>
          </text:list>
        </text:list-item>
        <text:list-item>
          <text:p text:style-name="P26"><text:span text:style-name="T27">Job Search Pain Points &amp; Needs:</text:span><text:s/></text:p>
          <text:list text:continue-numbering="true">
            <text:list-item>
              <text:p text:style-name="P28">Overcoming the "Skills/qualification barriers", particularly the perceived need for extensive SAS and R skills for entry-level positions.</text:p>
            </text:list-item>
            <text:list-item>
              <text:p text:style-name="P29">Finding "true entrylevel analytics roles" that don't actually require 3-5 years of prior experience.</text:p>
            </text:list-item>
            <text:list-item>
              <text:p text:style-name="P30">Navigating the "Tough job market &amp; layoffs" and identifying companies that are genuinely hiring despite freezes.</text:p>
            </text:list-item>
            <text:list-item>
              <text:p text:style-name="P31">Understanding the "'goodenough' skill stack" for specific job tiers to focus her learning.</text:p>
            </text:list-item>
            <text:list-item>
              <text:p text:style-name="P32">Needs access to "lowcost learning paths" to bridge any skill gaps.</text:p>
            </text:list-item>
          </text:list>
        </text:list-item>
        <text:list-item>
          <text:p text:style-name="P33"><text:span text:style-name="T34">Decision-Making Considerations When Working with a Recruiter:</text:span><text:s/></text:p>
          <text:list text:continue-numbering="true">
            <text:list-item>
              <text:p text:style-name="P35"><text:span text:style-name="T36">Industry Knowledge:</text:span><text:s/>A recruiter who understands the nuances of biotech/pharma roles and skill requirements.</text:p>
            </text:list-item>
            <text:list-item>
              <text:p text:style-name="P37"><text:span text:style-name="T38">Transparency:</text:span><text:s/>Clear communication about role expectations, client feedback, and the hiring process; being upfront about skill gaps and potential ways to address them. The general frustration with opaque processes implies a need for transparency.</text:p>
            </text:list-item>
            <text:list-item>
              <text:p text:style-name="P39"><text:span text:style-name="T40">Access to Opportunities:</text:span><text:s/>Connections to companies offering "true entrylevel analytics roles" or roles with strong mentorship.</text:p>
            </text:list-item>
            <text:list-item>
              <text:p text:style-name="P41"><text:span text:style-name="T42">Guidance:</text:span><text:s/>Advice on how to position her academic experience for industry roles and what skills to prioritize.</text:p>
            </text:list-item>
            <text:list-item>
              <text:p text:style-name="P43">Being kept informed and not "ghosted" (while not explicitly in the top summary of provided docs, this is a common candidate pain point aligned with needing clear communication).</text:p>
            </text:list-item>
          </text:list>
        </text:list-item>
        <text:list-item>
          <text:p text:style-name="P44"><text:span text:style-name="T45">Preferred Messaging &amp; Communication Style from a Recruiter:</text:span><text:s/></text:p>
          <text:list text:continue-numbering="true">
            <text:list-item>
              <text:p text:style-name="P46">"Lead with empathy around the brutal hiring climate".</text:p>
            </text:list-item>
            <text:list-item>
              <text:p text:style-name="P47">Concrete advice on "Content that maps the “goodenough” skill stack for specific job tiers" or a "quickhit 'SAS vs. Python for biostats' cheatsheet".</text:p>
            </text:list-item>
            <text:list-item>
              <text:p text:style-name="P48">Information about companies that are "still greenlighting offers despite freezes".</text:p>
            </text:list-item>
          </text:list>
        </text:list-item>
        <text:list-item>
          <text:p text:style-name="P49"><text:span text:style-name="T50">Value Proposition from Your Firm:</text:span><text:s/></text:p>
          <text:list text:continue-numbering="true">
            <text:list-item>
              <text:p text:style-name="P51">Access to roles that value her academic background and offer on-the-job training or mentorship.</text:p>
            </text:list-item>
            <text:list-item>
              <text:p text:style-name="P52">Help navigating the "SAS / R skill gap" through "Courses or coaching" connections or advice.</text:p>
            </text:list-item>
            <text:list-item>
              <text:p text:style-name="P53">Introduction to companies known for "documented onboarding, stable headcount, and &lt;10 % YOY attrition".</text:p>
            </text:list-item>
            <text:list-item>
              <text:p text:style-name="P54">Honest feedback and "certainty" in the process.</text:p>
            </text:list-item>
          </text:list>
        </text:list-item>
      </text:list>
      <text:p text:style-name="Normal"><draw:custom-shape svg:x="0in" svg:y="0in" svg:width="43.55972in" svg:height="0.00139in" draw:z-index="0" draw:id="id1" draw:style-name="a1" draw:name="Horizontal Line 2" text:anchor-type="as-char"><svg:title/><svg:desc/><draw:enhanced-geometry draw:type="non-primitive" svg:viewBox="0 0 21600 21600" draw:enhanced-path="M 0 0 L 21600 0 21600 21600 0 21600 Z N"/></draw:custom-shape></text:p>
      <text:p text:style-name="P55">Candidate Persona 2: Ben Carter, Experienced Clinical Data Manager</text:p>
      <text:list text:style-name="LFO4" text:continue-numbering="true">
        <text:list-item>
          <text:p text:style-name="P56"><text:span text:style-name="T57">Name &amp; Professional Title/Aspiration:</text:span><text:s/>Ben Carter, Senior Clinical Data Manager Seeking Leadership/Better Work-Life Balance</text:p>
        </text:list-item>
        <text:list-item>
          <text:p text:style-name="P58"><text:span text:style-name="T59">Current Career Situation &amp; Frustrations:</text:span><text:s/>Ben has over 10 years of experience but is feeling burnt out and stagnant. His key frustrations are:<text:s/></text:p>
          <text:list text:continue-numbering="true">
            <text:list-item>
              <text:p text:style-name="P60">'Workplace mismanagement &amp; burnout'; he's experienced "clueless leadership, SOPs changing weekly, and high churn".</text:p>
            </text:list-item>
            <text:list-item>
              <text:p text:style-name="P61">'Career mobility roadblocks'; "Switching roles internally feels impossible", and "Shadowprograms [were] promised yet never launched".</text:p>
            </text:list-item>
            <text:list-item>
              <text:p text:style-name="P62">'Compensation &amp; remoteflex perks' haven't kept pace with his experience or market rates; he might be "desperate to leave" for a better offer.</text:p>
            </text:list-item>
          </text:list>
        </text:list-item>
        <text:list-item>
          <text:p text:style-name="P63"><text:span text:style-name="T64">Psychographics:</text:span><text:s/></text:p>
          <text:list text:continue-numbering="true">
            <text:list-item>
              <text:p text:style-name="P65"><text:span text:style-name="T66">Career Goals:</text:span><text:s/>A leadership role with more autonomy, a healthier work environment that values experienced staff, better compensation and remote flexibility, opportunities to mentor others.</text:p>
            </text:list-item>
            <text:list-item>
              <text:p text:style-name="P67"><text:span text:style-name="T68">Motivations:</text:span><text:s/>Desire for recognition of his expertise, contributing to well-managed projects, achieving better work-life balance, escaping a toxic or stagnant environment.</text:p>
            </text:list-item>
            <text:list-item>
              <text:p text:style-name="P69"><text:span text:style-name="T70">Biggest Anxieties:</text:span><text:s/>Getting stuck in another mismanaged team, skills becoming outdated if not given new challenges, ageism, the "AI / offshoring job threat" impacting experienced roles.</text:p>
            </text:list-item>
          </text:list>
        </text:list-item>
        <text:list-item>
          <text:p text:style-name="P71"><text:span text:style-name="T72">Job Search Pain Points &amp; Needs:</text:span><text:s/></text:p>
          <text:list text:continue-numbering="true">
            <text:list-item>
              <text:p text:style-name="P73">Escaping "Workplace mismanagement &amp; burnout" and finding companies with "peoplecentric leadership".</text:p>
            </text:list-item>
            <text:list-item>
              <text:p text:style-name="P74">Overcoming "Career mobility roadblocks" to find roles with genuine growth potential.</text:p>
            </text:list-item>
            <text:list-item>
              <text:p text:style-name="P75">Securing better "Compensation &amp; remoteflex perks".</text:p>
            </text:list-item>
            <text:list-item>
              <text:p text:style-name="P76">Ensuring his skills remain relevant in the face of "AI / offshoring job threat".</text:p>
            </text:list-item>
            <text:list-item>
              <text:p text:style-name="P77">Needs a recruiter who can effectively advocate for his experience and salary expectations.</text:p>
            </text:list-item>
          </text:list>
        </text:list-item>
        <text:list-item>
          <text:p text:style-name="P78"><text:span text:style-name="T79">Decision-Making Considerations When Working with a Recruiter:</text:span><text:s/></text:p>
          <text:list text:continue-numbering="true">
            <text:list-item>
              <text:p text:style-name="P80"><text:span text:style-name="T81">Understanding of Senior Roles:</text:span><text:s/>A recruiter who gets the difference between a doer and a leader and can identify roles with genuine responsibility.</text:p>
            </text:list-item>
            <text:list-item>
              <text:p text:style-name="P82"><text:span text:style-name="T83">Network Quality:</text:span><text:s/>Access to decision-makers in companies known for good culture and "tight management frameworks".</text:p>
            </text:list-item>
            <text:list-item>
              <text:p text:style-name="P84"><text:span text:style-name="T85">Discretion and Professionalism:</text:span><text:s/>Important for someone currently employed and exploring options.</text:p>
            </text:list-item>
            <text:list-item>
              <text:p text:style-name="P86"><text:span text:style-name="T87">Advocacy:</text:span><text:s/>A recruiter willing to "Expect pushback on salary and remote flexibility; have case studies where you secured abovemarket offers".</text:p>
            </text:list-item>
          </text:list>
        </text:list-item>
        <text:list-item>
          <text:p text:style-name="P88"><text:span text:style-name="T89">Preferred Messaging &amp; Communication Style from a Recruiter:</text:span><text:s/></text:p>
          <text:list text:continue-numbering="true">
            <text:list-item>
              <text:p text:style-name="P90">"Open with data on burnout turnover and how your vetted firms buck that trend".</text:p>
            </text:list-item>
            <text:list-item>
              <text:p text:style-name="P91">Clear articulation of how a new role offers "career growth" or a significant improvement in work environment.</text:p>
            </text:list-item>
            <text:list-item>
              <text:p text:style-name="P92">Information on "visible mobility ladders" at potential employers.</text:p>
            </text:list-item>
            <text:list-item>
              <text:p text:style-name="P93">Honest assessment of the market for his level of experience and salary expectations.</text:p>
            </text:list-item>
          </text:list>
        </text:list-item>
        <text:list-item>
          <text:p text:style-name="P94"><text:span text:style-name="T95">Value Proposition from Your Firm:</text:span><text:s/></text:p>
          <text:list text:continue-numbering="true">
            <text:list-item>
              <text:p text:style-name="P96">Access to "clients with clear internal transfer frameworks" and advertised "visible mobility ladders".</text:p>
            </text:list-item>
            <text:list-item>
              <text:p text:style-name="P97">Introduction to organizations vetted for "peoplecentric leadership" and "documented onboarding, stable headcount, and &lt;10 % YOY attrition".</text:p>
            </text:list-item>
            <text:list-item>
              <text:p text:style-name="P98">Strong negotiation on his behalf for compensation and flexibility, backed by market knowledge.</text:p>
            </text:list-item>
            <text:list-item>
              <text:p text:style-name="P99">Confidential and strategic career advice that "derisk career moves (certainty)".</text:p>
            </text:list-item>
          </text:list>
        </text:list-item>
      </text:list>
      <text:p text:style-name="P100">Persona-Specific Messaging Templates</text:p>
      <text:p text:style-name="P101">Dr. Lena Hanson - Director of Biostatistics</text:p>
      <text:p text:style-name="P102">Initial Outreach Email</text:p>
      <text:p text:style-name="Normal"><text:span text:style-name="T103">Subject:</text:span><text:s/>Finally found a biostats recruiter who gets clinical trials</text:p>
      <text:p text:style-name="Normal">Lena,</text:p>
      <text:p text:style-name="Normal">Saw your post about struggling to find biostatisticians who actually understand clinical trials vs general stats.</text:p>
      <text:p text:style-name="Normal">Been there. Most recruiters send SAS jockeys who've never seen a CDISC standard.</text:p>
      <text:p text:style-name="Normal">We've placed 47 biostatisticians in oncology trials this year. Average time-to-hire: 23 days. All had hands-on Phase 2/3 experience.</text:p>
      <text:p text:style-name="Normal">Worth a 10-minute call to see if we can solve your Phase 3 staffing crisis?</text:p>
      <text:p text:style-name="Normal">Best, [Name]</text:p>
      <text:p text:style-name="Normal">P.S. - No retainer required. Results first, payment after placement.</text:p>
      <text:p text:style-name="Normal"><draw:custom-shape svg:x="0in" svg:y="0in" svg:width="45.51042in" svg:height="0.00139in" draw:z-index="0" draw:id="id2" draw:style-name="a2" draw:name="Horizontal Line 5" text:anchor-type="as-char"><svg:title/><svg:desc/><draw:enhanced-geometry draw:type="non-primitive" svg:viewBox="0 0 21600 21600" draw:enhanced-path="M 0 0 L 21600 0 21600 21600 0 21600 Z N"/></draw:custom-shape></text:p>
      <text:p text:style-name="P104">LinkedIn Message</text:p>
      <text:p text:style-name="Normal">Hi Lena - noticed you're hiring biostatisticians. Quick question: tired of candidates who know stats but not clinical trials?</text:p>
      <text:soft-page-break/>
      <text:p text:style-name="Normal">We specialize in biostatisticians who've actually run pivotal studies. 23-day average fill time.</text:p>
      <text:p text:style-name="Normal">Worth connecting?</text:p>
      <text:p text:style-name="Normal"><draw:custom-shape svg:x="0in" svg:y="0in" svg:width="45.51042in" svg:height="0.00139in" draw:z-index="0" draw:id="id3" draw:style-name="a3" draw:name="Horizontal Line 6" text:anchor-type="as-char"><svg:title/><svg:desc/><draw:enhanced-geometry draw:type="non-primitive" svg:viewBox="0 0 21600 21600" draw:enhanced-path="M 0 0 L 21600 0 21600 21600 0 21600 Z N"/></draw:custom-shape></text:p>
      <text:p text:style-name="P105">Follow-Up Sequence (Email 2)</text:p>
      <text:p text:style-name="Normal"><text:span text:style-name="T106">Subject:</text:span><text:s/>Re: 3+ months to fill biostatistics roles?</text:p>
      <text:p text:style-name="Normal">Lena,</text:p>
      <text:p text:style-name="Normal">Your HR department taking 3+ months to fill critical roles while trials wait?</text:p>
      <text:p text:style-name="Normal">Here's what we do differently:</text:p>
      <text:list text:style-name="LFO6" text:continue-numbering="true">
        <text:list-item>
          <text:p text:style-name="P107">Pre-screened talent pool of clinical trial biostatisticians</text:p>
        </text:list-item>
        <text:list-item>
          <text:p text:style-name="P108">5-layer verification (not just resume screening)</text:p>
        </text:list-item>
        <text:list-item>
          <text:p text:style-name="P109">23-day average placement vs industry standard 89 days</text:p>
        </text:list-item>
      </text:list>
      <text:p text:style-name="Normal">Recent placement: Senior Biostatistician for Phase 3 cardiovascular study. Hired in 18 days. Still there 14 months later.</text:p>
      <text:p text:style-name="Normal">Ready to skip the 3-month wait?</text:p>
      <text:p text:style-name="Normal"><draw:custom-shape svg:x="0in" svg:y="0in" svg:width="45.51042in" svg:height="0.00139in" draw:z-index="0" draw:id="id4" draw:style-name="a4" draw:name="Horizontal Line 7" text:anchor-type="as-char"><svg:title/><svg:desc/><draw:enhanced-geometry draw:type="non-primitive" svg:viewBox="0 0 21600 21600" draw:enhanced-path="M 0 0 L 21600 0 21600 21600 0 21600 Z N"/></draw:custom-shape></text:p>
      <text:p text:style-name="P110">Value Proposition (One-liner)</text:p>
      <text:p text:style-name="Normal">"We place biostatisticians who understand clinical trials, not just statistics. 23-day average vs your current 3+ months."</text:p>
      <text:p text:style-name="Normal"><draw:custom-shape svg:x="0in" svg:y="0in" svg:width="45.51042in" svg:height="0.00139in" draw:z-index="0" draw:id="id5" draw:style-name="a5" draw:name="Horizontal Line 8" text:anchor-type="as-char"><svg:title/><svg:desc/><draw:enhanced-geometry draw:type="non-primitive" svg:viewBox="0 0 21600 21600" draw:enhanced-path="M 0 0 L 21600 0 21600 21600 0 21600 Z N"/></draw:custom-shape></text:p>
      <text:p text:style-name="P111">Objection Handling</text:p>
      <text:p text:style-name="Normal"><text:span text:style-name="T112">"Our internal TA team handles recruiting"</text:span><text:s/>"How's that working for specialized biostatistics roles? Most TA teams excel at volume hiring but struggle with niche clinical trial expertise. We complement your team for roles requiring deep regulatory knowledge."</text:p>
      <text:p text:style-name="Normal"><text:span text:style-name="T113">"Fees are too high"</text:span><text:s/>"What's the cost of delaying your Phase 3 trial by 3 months? Our 23-day placement timeline typically saves clients $200K+ in opportunity costs alone."</text:p>
      <text:p text:style-name="Normal"><draw:custom-shape svg:x="0in" svg:y="0in" svg:width="45.51042in" svg:height="0.00139in" draw:z-index="0" draw:id="id6" draw:style-name="a6" draw:name="Horizontal Line 9" text:anchor-type="as-char"><svg:title/><svg:desc/><draw:enhanced-geometry draw:type="non-primitive" svg:viewBox="0 0 21600 21600" draw:enhanced-path="M 0 0 L 21600 0 21600 21600 0 21600 Z N"/></draw:custom-shape></text:p>
      <text:p text:style-name="P114">Mark Jennings - VP of Clinical Operations</text:p>
      <text:soft-page-break/>
      <text:p text:style-name="P115">Initial Outreach Email</text:p>
      <text:p text:style-name="Normal"><text:span text:style-name="T116">Subject:</text:span><text:s/>Stop the CRO poaching bloodbath</text:p>
      <text:p text:style-name="Normal">Mark,</text:p>
      <text:p text:style-name="Normal">Tired of training excellent clinical ops people only to watch CROs poach them 18 months later?</text:p>
      <text:p text:style-name="Normal">We've helped 12 pharma VPs reduce turnover by 47% through strategic hiring. Here's how:</text:p>
      <text:list text:style-name="LFO7" text:continue-numbering="true">
        <text:list-item>
          <text:p text:style-name="P117">Target candidates already burned by CRO churn</text:p>
        </text:list-item>
        <text:list-item>
          <text:p text:style-name="P118">Vet for culture fit, not just skills</text:p>
        </text:list-item>
        <text:list-item>
          <text:p text:style-name="P119">Negotiate retention-friendly packages upfront</text:p>
        </text:list-item>
      </text:list>
      <text:p text:style-name="Normal">ROI: One client saved $340K in replacement costs last year alone.</text:p>
      <text:p text:style-name="Normal">Worth discussing your retention strategy?</text:p>
      <text:p text:style-name="Normal">Best, [Name]</text:p>
      <text:p text:style-name="Normal"><draw:custom-shape svg:x="0in" svg:y="0in" svg:width="45.51042in" svg:height="0.00139in" draw:z-index="0" draw:id="id7" draw:style-name="a7" draw:name="Horizontal Line 10" text:anchor-type="as-char"><svg:title/><svg:desc/><draw:enhanced-geometry draw:type="non-primitive" svg:viewBox="0 0 21600 21600" draw:enhanced-path="M 0 0 L 21600 0 21600 21600 0 21600 Z N"/></draw:custom-shape></text:p>
      <text:p text:style-name="P120">LinkedIn Message</text:p>
      <text:p text:style-name="Normal">Mark - saw your team posted another clinical ops opening. Question: How many hires stayed past 18 months last year?</text:p>
      <text:p text:style-name="Normal">We help pharma VPs break the CRO poaching cycle. 47% reduction in turnover typical.</text:p>
      <text:p text:style-name="Normal">Interested in the strategy?</text:p>
      <text:p text:style-name="Normal"><draw:custom-shape svg:x="0in" svg:y="0in" svg:width="45.51042in" svg:height="0.00139in" draw:z-index="0" draw:id="id8" draw:style-name="a8" draw:name="Horizontal Line 11" text:anchor-type="as-char"><svg:title/><svg:desc/><draw:enhanced-geometry draw:type="non-primitive" svg:viewBox="0 0 21600 21600" draw:enhanced-path="M 0 0 L 21600 0 21600 21600 0 21600 Z N"/></draw:custom-shape></text:p>
      <text:p text:style-name="P121">Follow-Up Sequence (Email 2)</text:p>
      <text:p text:style-name="Normal"><text:span text:style-name="T122">Subject:</text:span><text:s/>Finance says "do more with less" again?</text:p>
      <text:p text:style-name="Normal">Mark,</text:p>
      <text:p text:style-name="Normal">Know that feeling. Finance wants lean headcount while trials can't wait.</text:p>
      <text:p text:style-name="Normal">Here's ammunition for your next budget meeting:</text:p>
      <text:list text:style-name="LFO8" text:continue-numbering="true">
        <text:list-item>
          <text:p text:style-name="P123">Cost of unfilled role: $28K/month in productivity loss</text:p>
        </text:list-item>
        <text:list-item>
          <text:p text:style-name="P124">Average replacement cost: $85K per departure</text:p>
        </text:list-item>
        <text:list-item>
          <text:p text:style-name="P125">Our clients average 23% lower total hiring costs</text:p>
        </text:list-item>
      </text:list>
      <text:soft-page-break/>
      <text:p text:style-name="Normal">Recent case study: VP reduced annual hiring spend by $180K while improving team stability.</text:p>
      <text:p text:style-name="Normal">Want the full budget justification template?</text:p>
      <text:p text:style-name="Normal"><draw:custom-shape svg:x="0in" svg:y="0in" svg:width="45.51042in" svg:height="0.00139in" draw:z-index="0" draw:id="id9" draw:style-name="a9" draw:name="Horizontal Line 12" text:anchor-type="as-char"><svg:title/><svg:desc/><draw:enhanced-geometry draw:type="non-primitive" svg:viewBox="0 0 21600 21600" draw:enhanced-path="M 0 0 L 21600 0 21600 21600 0 21600 Z N"/></draw:custom-shape></text:p>
      <text:p text:style-name="P126">Value Proposition (One-liner)</text:p>
      <text:p text:style-name="Normal">"We stop the CRO poaching cycle and reduce your total hiring costs by 23% through strategic retention-focused recruitment."</text:p>
      <text:p text:style-name="Normal"><draw:custom-shape svg:x="0in" svg:y="0in" svg:width="45.51042in" svg:height="0.00139in" draw:z-index="0" draw:id="id10" draw:style-name="a10" draw:name="Horizontal Line 13" text:anchor-type="as-char"><svg:title/><svg:desc/><draw:enhanced-geometry draw:type="non-primitive" svg:viewBox="0 0 21600 21600" draw:enhanced-path="M 0 0 L 21600 0 21600 21600 0 21600 Z N"/></draw:custom-shape></text:p>
      <text:p text:style-name="P127">Objection Handling</text:p>
      <text:p text:style-name="Normal"><text:span text:style-name="T128">"Budget constraints - agency fees too high"</text:span><text:s/>"Understood. What's your annual cost for replacing people who leave after 18 months? Most VPs save 23% on total hiring costs through strategic placement vs reactive hiring."</text:p>
      <text:p text:style-name="Normal"><text:span text:style-name="T129">"We have internal TA"</text:span><text:s/>"Perfect. We handle the retention-critical senior roles while your TA focuses on volume hiring. Most VPs use us for roles where turnover costs exceed $85K per replacement."</text:p>
      <text:p text:style-name="Normal"><draw:custom-shape svg:x="0in" svg:y="0in" svg:width="45.51042in" svg:height="0.00139in" draw:z-index="0" draw:id="id11" draw:style-name="a11" draw:name="Horizontal Line 14" text:anchor-type="as-char"><svg:title/><svg:desc/><draw:enhanced-geometry draw:type="non-primitive" svg:viewBox="0 0 21600 21600" draw:enhanced-path="M 0 0 L 21600 0 21600 21600 0 21600 Z N"/></draw:custom-shape></text:p>
      <text:p text:style-name="P130">Dr. Aisha Khan - Aspiring Clinical Scientist</text:p>
      <text:p text:style-name="P131">Initial LinkedIn Message</text:p>
      <text:p text:style-name="Normal">Hi Aisha - PhD looking for "entry-level" roles that don't actually require 3-5 years experience?</text:p>
      <text:p text:style-name="Normal">The market is brutal right now. But we work with 14 companies that genuinely hire new PhDs for analytics roles.</text:p>
      <text:p text:style-name="Normal">Want insights on which ones are still making offers despite the freezes?</text:p>
      <text:p text:style-name="Normal"><draw:custom-shape svg:x="0in" svg:y="0in" svg:width="45.51042in" svg:height="0.00139in" draw:z-index="0" draw:id="id12" draw:style-name="a12" draw:name="Horizontal Line 15" text:anchor-type="as-char"><svg:title/><svg:desc/><draw:enhanced-geometry draw:type="non-primitive" svg:viewBox="0 0 21600 21600" draw:enhanced-path="M 0 0 L 21600 0 21600 21600 0 21600 Z N"/></draw:custom-shape></text:p>
      <text:p text:style-name="P132">Email Template</text:p>
      <text:p text:style-name="Normal"><text:span text:style-name="T133">Subject:</text:span><text:s/>Finally, entry-level roles that don't require 5 years experience</text:p>
      <text:p text:style-name="Normal">Aisha,</text:p>
      <text:p text:style-name="Normal">Frustrated by job posts requiring 3-5 years for "entry-level" positions? You're not alone.</text:p>
      <text:soft-page-break/>
      <text:p text:style-name="Normal">The PhD-to-industry gap is real. Here's what actually works:</text:p>
      <text:list text:style-name="LFO9" text:continue-numbering="true">
        <text:list-item>
          <text:p text:style-name="P134">Target companies with structured PhD onboarding (we track 14 that do this well)</text:p>
        </text:list-item>
        <text:list-item>
          <text:p text:style-name="P135">Focus on "good enough" skills vs perfect technical fit</text:p>
        </text:list-item>
        <text:list-item>
          <text:p text:style-name="P136">Apply to companies still hiring despite market freezes</text:p>
        </text:list-item>
      </text:list>
      <text:p text:style-name="Normal">Quick question: SAS or R first? I have a 2-page priority matrix that shows which skills open which doors.</text:p>
      <text:p text:style-name="Normal">Want me to send it over?</text:p>
      <text:p text:style-name="Normal">Best, [Name]</text:p>
      <text:p text:style-name="Normal"><draw:custom-shape svg:x="0in" svg:y="0in" svg:width="45.51042in" svg:height="0.00139in" draw:z-index="0" draw:id="id13" draw:style-name="a13" draw:name="Horizontal Line 16" text:anchor-type="as-char"><svg:title/><svg:desc/><draw:enhanced-geometry draw:type="non-primitive" svg:viewBox="0 0 21600 21600" draw:enhanced-path="M 0 0 L 21600 0 21600 21600 0 21600 Z N"/></draw:custom-shape></text:p>
      <text:p text:style-name="P137">Value Proposition</text:p>
      <text:p text:style-name="Normal">"We connect new PhDs with companies that have genuine entry-level roles and structured onboarding - not the '5 years experience for entry-level' nonsense."</text:p>
      <text:p text:style-name="Normal"><draw:custom-shape svg:x="0in" svg:y="0in" svg:width="45.51042in" svg:height="0.00139in" draw:z-index="0" draw:id="id14" draw:style-name="a14" draw:name="Horizontal Line 17" text:anchor-type="as-char"><svg:title/><svg:desc/><draw:enhanced-geometry draw:type="non-primitive" svg:viewBox="0 0 21600 21600" draw:enhanced-path="M 0 0 L 21600 0 21600 21600 0 21600 Z N"/></draw:custom-shape></text:p>
      <text:p text:style-name="P138">Follow-Up Content Ideas</text:p>
      <text:list text:style-name="LFO10" text:continue-numbering="true">
        <text:list-item>
          <text:p text:style-name="P139">"The PhD Career Translation Guide: How to position academic experience for industry roles"</text:p>
        </text:list-item>
        <text:list-item>
          <text:p text:style-name="P140">"SAS vs R vs Python: Which skill opens which doors (2-page matrix)"</text:p>
        </text:list-item>
        <text:list-item>
          <text:p text:style-name="P141">"14 Companies still hiring new PhDs despite market freezes"</text:p>
        </text:list-item>
        <text:list-item>
          <text:p text:style-name="P142">"Good enough skill stack for Clinical Data Manager I vs II vs III roles"</text:p>
        </text:list-item>
      </text:list>
      <text:p text:style-name="Normal"><draw:custom-shape svg:x="0in" svg:y="0in" svg:width="45.51042in" svg:height="0.00139in" draw:z-index="0" draw:id="id15" draw:style-name="a15" draw:name="Horizontal Line 18" text:anchor-type="as-char"><svg:title/><svg:desc/><draw:enhanced-geometry draw:type="non-primitive" svg:viewBox="0 0 21600 21600" draw:enhanced-path="M 0 0 L 21600 0 21600 21600 0 21600 Z N"/></draw:custom-shape></text:p>
      <text:p text:style-name="P143">Ben Carter - Senior Clinical Data Manager</text:p>
      <text:p text:style-name="P144">Initial LinkedIn Message</text:p>
      <text:p text:style-name="Normal">Ben - tired of clueless leadership and SOPs changing weekly?</text:p>
      <text:p text:style-name="Normal">10+ years experience deserves better than workplace chaos and stagnant career paths.</text:p>
      <text:p text:style-name="Normal">We specialize in placing senior CDMs with companies that have actual leadership development and stable management.</text:p>
      <text:p text:style-name="Normal">Worth discussing your next move?</text:p>
      <text:soft-page-break/>
      <text:p text:style-name="Normal"><draw:custom-shape svg:x="0in" svg:y="0in" svg:width="45.51042in" svg:height="0.00139in" draw:z-index="0" draw:id="id16" draw:style-name="a16" draw:name="Horizontal Line 19" text:anchor-type="as-char"><svg:title/><svg:desc/><draw:enhanced-geometry draw:type="non-primitive" svg:viewBox="0 0 21600 21600" draw:enhanced-path="M 0 0 L 21600 0 21600 21600 0 21600 Z N"/></draw:custom-shape></text:p>
      <text:p text:style-name="P145">Email Template</text:p>
      <text:p text:style-name="Normal"><text:span text:style-name="T146">Subject:</text:span><text:s/>Ready to escape the workplace mismanagement trap?</text:p>
      <text:p text:style-name="Normal">Ben,</text:p>
      <text:p text:style-name="Normal">Clueless leadership. SOPs changing weekly. Internal mobility feeling impossible.</text:p>
      <text:p text:style-name="Normal">After 10+ years, you deserve better.</text:p>
      <text:p text:style-name="Normal">We work with biotech/pharma companies that have:</text:p>
      <text:list text:style-name="LFO11" text:continue-numbering="true">
        <text:list-item>
          <text:p text:style-name="P147">Documented leadership development programs</text:p>
        </text:list-item>
        <text:list-item>
          <text:p text:style-name="P148">&lt;10% annual turnover (vs industry 23%)</text:p>
        </text:list-item>
        <text:list-item>
          <text:p text:style-name="P149">Visible promotion paths for senior staff</text:p>
        </text:list-item>
      </text:list>
      <text:p text:style-name="Normal">Recent placement: Senior CDM to Associate Director in 14 months. $35K salary increase + equity.</text:p>
      <text:p text:style-name="Normal">Ready for a confidential conversation about your options?</text:p>
      <text:p text:style-name="Normal">Best, [Name]</text:p>
      <text:p text:style-name="Normal"><draw:custom-shape svg:x="0in" svg:y="0in" svg:width="45.51042in" svg:height="0.00139in" draw:z-index="0" draw:id="id17" draw:style-name="a17" draw:name="Horizontal Line 20" text:anchor-type="as-char"><svg:title/><svg:desc/><draw:enhanced-geometry draw:type="non-primitive" svg:viewBox="0 0 21600 21600" draw:enhanced-path="M 0 0 L 21600 0 21600 21600 0 21600 Z N"/></draw:custom-shape></text:p>
      <text:p text:style-name="P150">Value Proposition</text:p>
      <text:p text:style-name="Normal">"We place experienced CDMs with companies that invest in leadership development and career progression - not the revolving door chaos you're escaping."</text:p>
      <text:p text:style-name="Normal"><draw:custom-shape svg:x="0in" svg:y="0in" svg:width="45.51042in" svg:height="0.00139in" draw:z-index="0" draw:id="id18" draw:style-name="a18" draw:name="Horizontal Line 21" text:anchor-type="as-char"><svg:title/><svg:desc/><draw:enhanced-geometry draw:type="non-primitive" svg:viewBox="0 0 21600 21600" draw:enhanced-path="M 0 0 L 21600 0 21600 21600 0 21600 Z N"/></draw:custom-shape></text:p>
      <text:p text:style-name="P151">Objection Handling</text:p>
      <text:p text:style-name="Normal"><text:span text:style-name="T152">"Happy where I am"</text:span><text:s/>"Understood. When you're ready for leadership opportunities that don't require internal politics to access, we'll be here. Worth staying connected?"</text:p>
      <text:p text:style-name="Normal"><text:span text:style-name="T153">"Salary expectations too high"</text:span><text:s/>"What's your time worth? We've secured above-market offers for 73% of senior placements last year. Companies pay for proven experience when they see ROI."</text:p>
      <text:p text:style-name="Normal"><draw:custom-shape svg:x="0in" svg:y="0in" svg:width="45.51042in" svg:height="0.00139in" draw:z-index="0" draw:id="id19" draw:style-name="a19" draw:name="Horizontal Line 22" text:anchor-type="as-char"><svg:title/><svg:desc/><draw:enhanced-geometry draw:type="non-primitive" svg:viewBox="0 0 21600 21600" draw:enhanced-path="M 0 0 L 21600 0 21600 21600 0 21600 Z N"/></draw:custom-shape></text:p>
      <text:p text:style-name="P154">Cross-Persona Newsletter Content Ideas</text:p>
      <text:soft-page-break/>
      <text:p text:style-name="P155">For Hiring Managers</text:p>
      <text:list text:style-name="LFO12" text:continue-numbering="true">
        <text:list-item>
          <text:p text:style-name="P156">"The Clinical Trial Biostatistician Shortage: 3 Non-Obvious Solutions"</text:p>
        </text:list-item>
        <text:list-item>
          <text:p text:style-name="P157">"ROI Calculator: True Cost of 90+ Day Time-to-Fill"</text:p>
        </text:list-item>
        <text:list-item>
          <text:p text:style-name="P158">"CRO Poaching Defense: How 5 VPs Stopped the Talent Drain"</text:p>
        </text:list-item>
      </text:list>
      <text:p text:style-name="P159">For Candidates</text:p>
      <text:list text:style-name="LFO13" text:continue-numbering="true">
        <text:list-item>
          <text:p text:style-name="P160">"PhD Career Translation: Academic Experience → Industry Gold"</text:p>
        </text:list-item>
        <text:list-item>
          <text:p text:style-name="P161">"Skill Stack Reality Check: What Actually Opens Doors in 2025"</text:p>
        </text:list-item>
        <text:list-item>
          <text:p text:style-name="P162">"Red Flags: 7 Signs Your Next Role Will Be Another Management Disaster"</text:p>
        </text:list-item>
      </text:list>
      <text:p text:style-name="Normal"><draw:custom-shape svg:x="0in" svg:y="0in" svg:width="45.51042in" svg:height="0.00139in" draw:z-index="0" draw:id="id20" draw:style-name="a20" draw:name="Horizontal Line 23" text:anchor-type="as-char"><svg:title/><svg:desc/><draw:enhanced-geometry draw:type="non-primitive" svg:viewBox="0 0 21600 21600" draw:enhanced-path="M 0 0 L 21600 0 21600 21600 0 21600 Z N"/></draw:custom-shape></text:p>
      <text:p text:style-name="P163">Universal Brand Voice Elements</text:p>
      <text:p text:style-name="Normal"><text:span text:style-name="T164">Always Include:</text:span></text:p>
      <text:list text:style-name="LFO14" text:continue-numbering="true">
        <text:list-item>
          <text:p text:style-name="P165">Data-anchored claims with specific numbers</text:p>
        </text:list-item>
        <text:list-item>
          <text:p text:style-name="P166">Contrarian insights that challenge conventional wisdom</text:p>
        </text:list-item>
        <text:list-item>
          <text:p text:style-name="P167">Dry wit that acknowledges market realities</text:p>
        </text:list-item>
        <text:list-item>
          <text:p text:style-name="P168">No corporate clichés or fluffy language</text:p>
        </text:list-item>
        <text:list-item>
          <text:p text:style-name="P169">Clear next steps/calls to action</text:p>
        </text:list-item>
      </text:list>
      <text:p text:style-name="Normal"><text:span text:style-name="T170">Avoid:</text:span></text:p>
      <text:list text:style-name="LFO15" text:continue-numbering="true">
        <text:list-item>
          <text:p text:style-name="P171">Generic "we understand your challenges" language</text:p>
        </text:list-item>
        <text:list-item>
          <text:p text:style-name="P172">Industry buzzwords without substance</text:p>
        </text:list-item>
        <text:list-item>
          <text:p text:style-name="P173">Excessive bolding or emojis</text:p>
        </text:list-item>
        <text:list-item>
          <text:p text:style-name="P174">Making claims without supporting data</text:p>
        </text:list-item>
        <text:list-item>
          <text:p text:style-name="P175">Assumptions about their specific situation</text:p>
        </text:list-item>
      </text:list>
      <text:p text:style-name="Normal"><text:span text:style-name="T176">Signature Style:</text:span></text:p>
      <text:list text:style-name="LFO16" text:continue-numbering="true">
        <text:list-item>
          <text:p text:style-name="P177">Short, punchy sentences</text:p>
        </text:list-item>
        <text:list-item>
          <text:p text:style-name="P178">Bold POV backed by data</text:p>
        </text:list-item>
        <text:list-item>
          <text:p text:style-name="P179">Empathy for their frustrations</text:p>
        </text:list-item>
        <text:list-item>
          <text:p text:style-name="P180">Solutions focus, not problem amplification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Bryan Blair</meta:initial-creator>
    <dc:creator>Bryan Blair</dc:creator>
    <meta:creation-date>2025-06-01T18:43:00Z</meta:creation-date>
    <dc:date>2025-06-01T18:44:00Z</dc:date>
    <meta:template xlink:href="Normal" xlink:type="simple"/>
    <meta:editing-cycles>1</meta:editing-cycles>
    <meta:editing-duration>PT60S</meta:editing-duration>
    <meta:document-statistic meta:page-count="12" meta:paragraph-count="30" meta:word-count="2292" meta:character-count="15328" meta:row-count="108" meta:non-whitespace-character-count="13066"/>
  </office:meta>
</office:document-meta>
</file>